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b0e1" officeooo:paragraph-rsid="0009b0e1"/>
    </style:style>
    <style:style style:name="P2" style:family="paragraph" style:parent-style-name="Standard">
      <style:text-properties officeooo:rsid="000a6d8a" officeooo:paragraph-rsid="000a6d8a"/>
    </style:style>
    <style:style style:name="P3" style:family="paragraph" style:parent-style-name="Standard">
      <style:text-properties officeooo:rsid="000b1a08" officeooo:paragraph-rsid="000b1a08"/>
    </style:style>
    <style:style style:name="P4" style:family="paragraph" style:parent-style-name="Standard">
      <style:text-properties officeooo:rsid="000befe6" officeooo:paragraph-rsid="000befe6"/>
    </style:style>
    <style:style style:name="P5" style:family="paragraph" style:parent-style-name="Standard">
      <style:text-properties officeooo:rsid="000cf111" officeooo:paragraph-rsid="000cf111"/>
    </style:style>
    <style:style style:name="P6" style:family="paragraph" style:parent-style-name="Standard">
      <style:text-properties officeooo:rsid="000feaa1" officeooo:paragraph-rsid="000feaa1"/>
    </style:style>
    <style:style style:name="P7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8" style:family="paragraph" style:parent-style-name="Standard">
      <style:text-properties fo:color="#6a9955" loext:opacity="100%" style:font-name="Droid Sans Mono" fo:font-size="10.5pt" fo:font-weight="normal" officeooo:rsid="000feaa1" officeooo:paragraph-rsid="000feaa1" fo:background-color="#1e1e1e"/>
    </style:style>
    <style:style style:name="P9" style:family="paragraph" style:parent-style-name="Standard">
      <style:text-properties officeooo:rsid="00157f76" officeooo:paragraph-rsid="00157f76"/>
    </style:style>
    <style:style style:name="P10" style:family="paragraph" style:parent-style-name="Standard">
      <style:text-properties officeooo:rsid="0016c44f" officeooo:paragraph-rsid="0016c44f"/>
    </style:style>
    <style:style style:name="P11" style:family="paragraph" style:parent-style-name="Standard">
      <style:text-properties officeooo:rsid="00171da3" officeooo:paragraph-rsid="00171da3"/>
    </style:style>
    <style:style style:name="T1" style:family="text">
      <style:text-properties officeooo:rsid="000eecc4"/>
    </style:style>
    <style:style style:name="T2" style:family="text">
      <style:text-properties officeooo:rsid="001161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океты работают в файловом пространстве имен</text:p>
      <text:p text:style-name="P2">bind в клиенте только когда в обе стороны посылается (типа чем отличается когда в одну и в две)</text:p>
      <text:p text:style-name="P3">связь дуплексная (парные сокеты)</text:p>
      <text:p text:style-name="P3">3 прога — разобраться с установлением этого соединения, мануал, рисивы и сенды использовать и прочитать</text:p>
      <text:p text:style-name="P3">для сервера создаем файл, через сокэдр указываем имя файла, сервер <text:s/>в цикле — в состоянии ожидания соединения (цикл ожидания соединения)</text:p>
      <text:p text:style-name="P3">временные файлы для клиентов быстро закрываются — их не увидим</text:p>
      <text:p text:style-name="P4">показать созданный совет в файловой системе</text:p>
      <text:p text:style-name="P4"/>
      <text:p text:style-name="P5">взаимодейстивие — сокеты в пространств<text:span text:style-name="T1">о файловых</text:span> имен</text:p>
      <text:p text:style-name="P5"/>
      <text:p text:style-name="P6">связывает сокет с адресом (с файлом) <text:span text:style-name="T2">(со структурой, которая хранит локальный адрес)</text:span></text:p>
      <text:p text:style-name="P6"/>
      <text:p text:style-name="P8">// связываю сокет (файловый дескриптор) и адрес (имя файла в данном случае)</text:p>
      <text:p text:style-name="P6"/>
      <text:p text:style-name="P8">// bind() - связывает сокет с заданным адресом.</text:p>
      <text:p text:style-name="P7">// После вызова bind() программа-сервер становится доступна для соединения по заданному адресу (имени файла)</text:p>
      <text:p text:style-name="P6"/>
      <text:p text:style-name="P9">для взаимодействия процессов на отдельно стоящей машине</text:p>
      <text:p text:style-name="P10">для удаленного взаимодействия — порт</text:p>
      <text:p text:style-name="P10"/>
      <text:p text:style-name="P11">клиент не получает ответ — его адрес не нужен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7:33:05.223150102</meta:creation-date>
    <dc:date>2023-03-16T18:22:00.571538666</dc:date>
    <meta:editing-duration>PT56M58S</meta:editing-duration>
    <meta:editing-cycles>10</meta:editing-cycles>
    <meta:generator>LibreOffice/7.3.6.2$Linux_X86_64 LibreOffice_project/30$Build-2</meta:generator>
    <meta:document-statistic meta:table-count="0" meta:image-count="0" meta:object-count="0" meta:page-count="1" meta:paragraph-count="15" meta:word-count="147" meta:character-count="1018" meta:non-whitespace-character-count="879"/>
  </office:meta>
</office:document-meta>
</file>